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4498a" officeooo:paragraph-rsid="0004498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4498a" officeooo:paragraph-rsid="0004498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4d11d" officeooo:paragraph-rsid="0004d11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4e77b" officeooo:paragraph-rsid="0004e77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7c3a2" officeooo:paragraph-rsid="0007c3a2" style:font-weight-asian="bold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8pt" fo:font-weight="bold" officeooo:rsid="0004d11d" officeooo:paragraph-rsid="0004d11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arning :</text:p>
      <text:p text:style-name="P1"/>
      <text:p text:style-name="P3">Objective <text:span text:style-name="T1">: of the project is recognize text word from audio / voice of the microphone. </text:span></text:p>
      <text:p text:style-name="P3"><text:span text:style-name="T1"/></text:p>
      <text:p text:style-name="P3">So, <text:span text:style-name="T1">basically it is accessing microphone of the system &amp; then finding words from it. </text:span></text:p>
      <text:p text:style-name="P3"><text:span text:style-name="T1"/></text:p>
      <text:p text:style-name="P5"><text:span text:style-name="T1">After find words, it is placing these words into </text:span>html<text:span text:style-name="T1"> page as </text:span>p<text:span text:style-name="T1"> tag element.</text:span></text:p>
      <text:p text:style-name="P5"><text:span text:style-name="T1"/></text:p>
      <text:p text:style-name="P5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1T23:45:08.112474330</meta:creation-date>
    <dc:date>2021-02-11T23:50:18.101359495</dc:date>
    <meta:editing-duration>PT5M6S</meta:editing-duration>
    <meta:editing-cycles>8</meta:editing-cycles>
    <meta:generator>LibreOffice/7.0.4.2$Linux_X86_64 LibreOffice_project/1c5f81ee28659974774060c3fe084e73b3bd074b</meta:generator>
    <meta:document-statistic meta:table-count="0" meta:image-count="0" meta:object-count="0" meta:page-count="3" meta:paragraph-count="4" meta:word-count="48" meta:character-count="259" meta:non-whitespace-character-count="213"/>
  </office:meta>
</office:document-meta>
</file>